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justify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ny" style:family="paragraph">
      <style:paragraph-properties fo:text-align="justify"/>
    </style:style>
    <style:style style:name="T3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4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7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8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9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10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1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12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13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14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15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6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17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18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19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20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1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22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23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24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25" style:parent-style-name="Normalny" style:family="paragraph">
      <style:paragraph-properties fo:break-before="page" fo:text-align="justify"/>
      <style:text-properties style:font-name="Times New Roman" style:font-name-complex="Times New Roman"/>
    </style:style>
    <style:style style:name="P26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7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28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29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30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31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32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33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34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35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36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37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38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39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40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41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2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43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44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45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46" style:parent-style-name="Normalny" style:family="paragraph">
      <style:paragraph-properties fo:break-before="page" fo:text-align="justify"/>
      <style:text-properties style:font-name="Times New Roman" style:font-name-complex="Times New Roman"/>
    </style:style>
    <style:style style:name="P47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8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49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50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51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52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3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54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55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56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57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8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59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60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61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62" style:parent-style-name="Normalny" style:list-style-name="LFO5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3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64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65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66" style:parent-style-name="Normalny" style:list-style-name="LFO5" style:family="paragraph">
      <style:paragraph-properties fo:text-align="justify"/>
      <style:text-properties style:font-name="Times New Roman" style:font-name-complex="Times New Roman"/>
    </style:style>
    <style:style style:name="P67" style:parent-style-name="Normalny" style:family="paragraph">
      <style:paragraph-properties fo:break-before="page"/>
      <style:text-properties style:font-name="Times New Roman" style:font-name-complex="Times New Roman"/>
    </style:style>
    <style:style style:name="P68" style:parent-style-name="Normalny" style:family="paragraph">
      <style:paragraph-properties fo:text-align="justify"/>
    </style:style>
    <style:style style:name="T69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70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1" style:parent-style-name="Akapitzlistą" style:list-style-name="LFO5" style:family="paragraph">
      <style:paragraph-properties fo:text-align="justify"/>
    </style:style>
    <style:style style:name="T72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73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74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75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76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77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78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79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80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81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82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83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84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85" style:parent-style-name="Normalny" style:list-style-name="LFO8" style:family="paragraph">
      <style:paragraph-properties fo:text-align="justify"/>
      <style:text-properties style:font-name="Times New Roman" style:font-name-complex="Times New Roman"/>
    </style:style>
    <style:style style:name="P86" style:parent-style-name="Akapitzlistą" style:list-style-name="LFO5" style:family="paragraph">
      <style:paragraph-properties fo:text-align="justify"/>
    </style:style>
    <style:style style:name="T87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88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89" style:parent-style-name="Normalny" style:list-style-name="LFO9" style:family="paragraph">
      <style:paragraph-properties fo:text-align="justify"/>
      <style:text-properties style:font-name="Times New Roman" style:font-name-complex="Times New Roman"/>
    </style:style>
    <style:style style:name="P90" style:parent-style-name="Normalny" style:list-style-name="LFO9" style:family="paragraph">
      <style:paragraph-properties fo:text-align="justify"/>
      <style:text-properties style:font-name="Times New Roman" style:font-name-complex="Times New Roman"/>
    </style:style>
    <style:style style:name="P91" style:parent-style-name="Akapitzlistą" style:list-style-name="LFO5" style:family="paragraph">
      <style:paragraph-properties fo:text-align="justify"/>
    </style:style>
    <style:style style:name="T92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93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94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95" style:parent-style-name="Normalny" style:list-style-name="LFO9" style:family="paragraph">
      <style:paragraph-properties fo:text-align="justify"/>
      <style:text-properties style:font-name="Times New Roman" style:font-name-complex="Times New Roman"/>
    </style:style>
    <style:style style:name="P96" style:parent-style-name="Normalny" style:list-style-name="LFO9" style:family="paragraph">
      <style:paragraph-properties fo:text-align="justify"/>
      <style:text-properties style:font-name="Times New Roman" style:font-name-complex="Times New Roman"/>
    </style:style>
    <style:style style:name="P97" style:parent-style-name="Normalny" style:list-style-name="LFO9" style:family="paragraph">
      <style:paragraph-properties fo:text-align="justify"/>
      <style:text-properties style:font-name="Times New Roman" style:font-name-complex="Times New Roman"/>
    </style:style>
    <style:style style:name="P98" style:parent-style-name="Akapitzlistą" style:list-style-name="LFO5" style:family="paragraph">
      <style:paragraph-properties fo:text-align="justify"/>
    </style:style>
    <style:style style:name="T99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100" style:parent-style-name="Normalny" style:list-style-name="LFO10" style:family="paragraph">
      <style:paragraph-properties fo:text-align="justify">
        <style:tab-stops>
          <style:tab-stop style:type="left" style:position="-0.2416in"/>
          <style:tab-stop style:type="left" style:position="0in"/>
        </style:tab-stops>
      </style:paragraph-properties>
      <style:text-properties style:font-name="Times New Roman" style:font-name-complex="Times New Roman"/>
    </style:style>
    <style:style style:name="P101" style:parent-style-name="Normalny" style:list-style-name="LFO10" style:family="paragraph">
      <style:paragraph-properties fo:text-align="justify"/>
      <style:text-properties style:font-name="Times New Roman" style:font-name-complex="Times New Roman"/>
    </style:style>
    <style:style style:name="P102" style:parent-style-name="Normalny" style:list-style-name="LFO10" style:family="paragraph">
      <style:paragraph-properties fo:text-align="justify">
        <style:tab-stops>
          <style:tab-stop style:type="left" style:position="-0.2416in"/>
          <style:tab-stop style:type="left" style:position="0in"/>
        </style:tab-stops>
      </style:paragraph-properties>
      <style:text-properties style:font-name="Times New Roman" style:font-name-complex="Times New Roman"/>
    </style:style>
    <style:style style:name="P103" style:parent-style-name="Akapitzlistą" style:list-style-name="LFO5" style:family="paragraph">
      <style:paragraph-properties fo:text-align="justify"/>
    </style:style>
    <style:style style:name="T104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105" style:parent-style-name="Normalny" style:list-style-name="LFO11" style:family="paragraph">
      <style:paragraph-properties fo:text-align="justify"/>
      <style:text-properties style:font-name="Times New Roman" style:font-name-complex="Times New Roman"/>
    </style:style>
    <style:style style:name="P106" style:parent-style-name="Normalny" style:list-style-name="LFO11" style:family="paragraph">
      <style:paragraph-properties fo:text-align="justify"/>
      <style:text-properties style:font-name="Times New Roman" style:font-name-complex="Times New Roman"/>
    </style:style>
    <style:style style:name="P107" style:parent-style-name="Normalny" style:list-style-name="LFO11" style:family="paragraph">
      <style:paragraph-properties fo:text-align="justify"/>
      <style:text-properties style:font-name="Times New Roman" style:font-name-complex="Times New Roman"/>
    </style:style>
    <style:style style:name="P108" style:parent-style-name="Akapitzlistą" style:list-style-name="LFO5" style:family="paragraph">
      <style:paragraph-properties fo:text-align="justify"/>
    </style:style>
    <style:style style:name="T109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110" style:parent-style-name="Normalny" style:list-style-name="LFO12" style:family="paragraph">
      <style:paragraph-properties fo:text-align="justify"/>
      <style:text-properties style:font-name="Times New Roman" style:font-name-complex="Times New Roman"/>
    </style:style>
    <style:style style:name="P111" style:parent-style-name="Normalny" style:list-style-name="LFO12" style:family="paragraph">
      <style:paragraph-properties fo:text-align="justify"/>
      <style:text-properties style:font-name="Times New Roman" style:font-name-complex="Times New Roman"/>
    </style:style>
    <style:style style:name="P112" style:parent-style-name="Normalny" style:list-style-name="LFO12" style:family="paragraph">
      <style:paragraph-properties fo:text-align="justify"/>
      <style:text-properties style:font-name="Times New Roman" style:font-name-complex="Times New Roman"/>
    </style:style>
    <style:style style:name="P113" style:parent-style-name="Akapitzlistą" style:list-style-name="LFO5" style:family="paragraph">
      <style:paragraph-properties fo:text-align="justify"/>
    </style:style>
    <style:style style:name="T114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115" style:parent-style-name="Normalny" style:list-style-name="LFO13" style:family="paragraph">
      <style:paragraph-properties fo:text-align="justify">
        <style:tab-stops>
          <style:tab-stop style:type="left" style:position="-0.2416in"/>
          <style:tab-stop style:type="left" style:position="0in"/>
        </style:tab-stops>
      </style:paragraph-properties>
      <style:text-properties style:font-name="Times New Roman" style:font-name-complex="Times New Roman"/>
    </style:style>
    <style:style style:name="P116" style:parent-style-name="Normalny" style:list-style-name="LFO13" style:family="paragraph">
      <style:paragraph-properties fo:text-align="justify"/>
      <style:text-properties style:font-name="Times New Roman" style:font-name-complex="Times New Roman"/>
    </style:style>
    <style:style style:name="P117" style:parent-style-name="Normalny" style:list-style-name="LFO13" style:family="paragraph">
      <style:paragraph-properties fo:text-align="justify">
        <style:tab-stops>
          <style:tab-stop style:type="left" style:position="-0.2416in"/>
          <style:tab-stop style:type="left" style:position="0in"/>
        </style:tab-stops>
      </style:paragraph-properties>
      <style:text-properties style:font-name="Times New Roman" style:font-name-complex="Times New Roman"/>
    </style:style>
    <style:style style:name="P118" style:parent-style-name="Akapitzlistą" style:list-style-name="LFO5" style:family="paragraph">
      <style:paragraph-properties fo:text-align="justify"/>
    </style:style>
    <style:style style:name="T119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120" style:parent-style-name="Normalny" style:list-style-name="LFO14" style:family="paragraph">
      <style:paragraph-properties fo:text-align="justify">
        <style:tab-stops>
          <style:tab-stop style:type="left" style:position="-0.2416in"/>
          <style:tab-stop style:type="left" style:position="0in"/>
        </style:tab-stops>
      </style:paragraph-properties>
      <style:text-properties style:font-name="Times New Roman" style:font-name-complex="Times New Roman"/>
    </style:style>
    <style:style style:name="P121" style:parent-style-name="Normalny" style:list-style-name="LFO14" style:family="paragraph">
      <style:paragraph-properties fo:text-align="justify"/>
      <style:text-properties style:font-name="Times New Roman" style:font-name-complex="Times New Roman"/>
    </style:style>
    <style:style style:name="P122" style:parent-style-name="Normalny" style:list-style-name="LFO14" style:family="paragraph">
      <style:paragraph-properties fo:text-align="justify">
        <style:tab-stops>
          <style:tab-stop style:type="left" style:position="-0.2416in"/>
          <style:tab-stop style:type="left" style:position="0in"/>
        </style:tab-stops>
      </style:paragraph-properties>
      <style:text-properties style:font-name="Times New Roman" style:font-name-complex="Times New Roman"/>
    </style:style>
    <style:style style:name="P123" style:parent-style-name="Normalny" style:family="paragraph">
      <style:paragraph-properties fo:break-before="page"/>
      <style:text-properties style:font-name="Times New Roman" style:font-name-complex="Times New Roman"/>
    </style:style>
    <style:style style:name="P124" style:parent-style-name="Normalny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/>
    </style:style>
    <style:style style:name="P125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26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127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128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129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130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31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32" style:parent-style-name="Normalny" style:family="paragraph">
      <style:paragraph-properties fo:text-align="justify"/>
      <style:text-properties style:font-name="Times New Roman" style:font-name-complex="Times New Roman"/>
    </style:style>
    <style:style style:name="P133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34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35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36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37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38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39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40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41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42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43" style:parent-style-name="Normalny" style:family="paragraph">
      <style:paragraph-properties fo:text-align="justify" fo:margin-bottom="0in"/>
      <style:text-properties style:font-name="Times New Roman" style:font-name-complex="Times New Roman"/>
    </style:style>
    <style:style style:name="P144" style:parent-style-name="Normalny" style:family="paragraph">
      <style:paragraph-properties fo:text-align="justify"/>
    </style:style>
    <style:style style:name="T145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46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47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148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149" style:parent-style-name="Normalny" style:family="paragraph">
      <style:paragraph-properties fo:text-align="justify"/>
    </style:style>
    <style:style style:name="T150" style:parent-style-name="Domyślnaczcionkaakapitu" style:family="text">
      <style:text-properties style:font-name="Times New Roman" style:font-name-complex="Times New Roman"/>
    </style:style>
    <style:style style:name="T151" style:parent-style-name="Domyślnaczcionkaakapitu" style:family="text">
      <style:text-properties style:font-name="Times New Roman" style:font-name-complex="Times New Roman" style:text-position="sub 66.6%"/>
    </style:style>
    <style:style style:name="T152" style:parent-style-name="Domyślnaczcionkaakapitu" style:family="text">
      <style:text-properties style:font-name="Times New Roman" style:font-name-complex="Times New Roman"/>
    </style:style>
    <style:style style:name="T153" style:parent-style-name="Domyślnaczcionkaakapitu" style:family="text">
      <style:text-properties style:font-name="Times New Roman" style:font-name-complex="Times New Roman"/>
    </style:style>
    <style:style style:name="P154" style:parent-style-name="Normalny" style:family="paragraph">
      <style:paragraph-properties fo:text-align="justify"/>
    </style:style>
    <style:style style:name="T155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56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57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158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59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60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61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62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163" style:parent-style-name="Normalny" style:family="paragraph">
      <style:paragraph-properties fo:text-align="justify"/>
    </style:style>
    <style:style style:name="T164" style:parent-style-name="Domyślnaczcionkaakapitu" style:family="text">
      <style:text-properties style:font-name="Times New Roman" style:font-name-complex="Times New Roman"/>
    </style:style>
    <style:style style:name="T165" style:parent-style-name="Domyślnaczcionkaakapitu" style:family="text">
      <style:text-properties style:font-name="Times New Roman" style:font-name-complex="Times New Roman" style:text-position="sub 66.6%"/>
    </style:style>
    <style:style style:name="T166" style:parent-style-name="Domyślnaczcionkaakapitu" style:family="text">
      <style:text-properties style:font-name="Times New Roman" style:font-name-complex="Times New Roman"/>
    </style:style>
    <style:style style:name="T167" style:parent-style-name="Domyślnaczcionkaakapitu" style:family="text">
      <style:text-properties style:font-name="Times New Roman" style:font-name-complex="Times New Roman"/>
    </style:style>
    <style:style style:name="T168" style:parent-style-name="Domyślnaczcionkaakapitu" style:family="text">
      <style:text-properties style:font-name="Times New Roman" style:font-name-complex="Times New Roman"/>
    </style:style>
    <style:style style:name="P169" style:parent-style-name="Normalny" style:family="paragraph">
      <style:paragraph-properties fo:text-align="justify"/>
    </style:style>
    <style:style style:name="T170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71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172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173" style:parent-style-name="Akapitzlistą" style:list-style-name="LFO3" style:family="paragraph">
      <style:paragraph-properties fo:text-align="justify"/>
    </style:style>
    <style:style style:name="T174" style:parent-style-name="Domyślnaczcionkaakapitu" style:family="text">
      <style:text-properties style:font-name="Times New Roman" style:font-name-complex="Times New Roman"/>
    </style:style>
    <style:style style:name="T175" style:parent-style-name="Domyślnaczcionkaakapitu" style:family="text">
      <style:text-properties style:font-name="Times New Roman" style:font-name-complex="Times New Roman"/>
    </style:style>
    <style:style style:name="T176" style:parent-style-name="Domyślnaczcionkaakapitu" style:family="text">
      <style:text-properties style:font-name="Times New Roman" style:font-name-complex="Times New Roman" style:text-position="sub 66.6%"/>
    </style:style>
    <style:style style:name="T177" style:parent-style-name="Domyślnaczcionkaakapitu" style:family="text">
      <style:text-properties style:font-name="Times New Roman" style:font-name-complex="Times New Roman"/>
    </style:style>
    <style:style style:name="T178" style:parent-style-name="Domyślnaczcionkaakapitu" style:family="text">
      <style:text-properties style:font-name="Times New Roman" style:font-name-complex="Times New Roman"/>
    </style:style>
    <style:style style:name="T179" style:parent-style-name="Domyślnaczcionkaakapitu" style:family="text">
      <style:text-properties style:font-name="Times New Roman" style:font-name-complex="Times New Roman"/>
    </style:style>
    <style:style style:name="T180" style:parent-style-name="Domyślnaczcionkaakapitu" style:family="text">
      <style:text-properties style:font-name="Times New Roman" style:font-name-complex="Times New Roman"/>
    </style:style>
    <style:style style:name="P181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182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183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184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85" style:parent-style-name="Normalny" style:family="paragraph">
      <style:paragraph-properties fo:text-align="justify"/>
    </style:style>
    <style:style style:name="T186" style:parent-style-name="Domyślnaczcionkaakapitu" style:family="text">
      <style:text-properties style:font-name="Times New Roman" style:font-name-complex="Times New Roman"/>
    </style:style>
    <style:style style:name="T187" style:parent-style-name="Domyślnaczcionkaakapitu" style:family="text">
      <style:text-properties style:font-name="Times New Roman" style:font-name-complex="Times New Roman" style:text-position="sub 66.6%"/>
    </style:style>
    <style:style style:name="T188" style:parent-style-name="Domyślnaczcionkaakapitu" style:family="text">
      <style:text-properties style:font-name="Times New Roman" style:font-name-complex="Times New Roman" style:text-position="sub 66.6%"/>
    </style:style>
    <style:style style:name="T189" style:parent-style-name="Domyślnaczcionkaakapitu" style:family="text">
      <style:text-properties style:font-name="Times New Roman" style:font-name-complex="Times New Roman"/>
    </style:style>
    <style:style style:name="T190" style:parent-style-name="Domyślnaczcionkaakapitu" style:family="text">
      <style:text-properties style:font-name="Times New Roman" style:font-name-complex="Times New Roman"/>
    </style:style>
    <style:style style:name="P191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92" style:parent-style-name="Normalny" style:family="paragraph">
      <style:paragraph-properties fo:text-align="justify"/>
    </style:style>
    <style:style style:name="T193" style:parent-style-name="Domyślnaczcionkaakapitu" style:family="text">
      <style:text-properties style:font-name="Times New Roman" style:font-name-complex="Times New Roman"/>
    </style:style>
    <style:style style:name="T194" style:parent-style-name="Domyślnaczcionkaakapitu" style:family="text">
      <style:text-properties style:font-name="Times New Roman" style:font-name-complex="Times New Roman" style:text-position="sub 66.6%"/>
    </style:style>
    <style:style style:name="T195" style:parent-style-name="Domyślnaczcionkaakapitu" style:family="text">
      <style:text-properties style:font-name="Times New Roman" style:font-name-complex="Times New Roman"/>
    </style:style>
    <style:style style:name="T196" style:parent-style-name="Domyślnaczcionkaakapitu" style:family="text">
      <style:text-properties style:font-name="Times New Roman" style:font-name-complex="Times New Roman"/>
    </style:style>
    <style:style style:name="T197" style:parent-style-name="Domyślnaczcionkaakapitu" style:family="text">
      <style:text-properties style:font-name="Times New Roman" style:font-name-complex="Times New Roman"/>
    </style:style>
    <style:style style:name="P198" style:parent-style-name="Normalny" style:family="paragraph">
      <style:paragraph-properties fo:text-align="justify"/>
    </style:style>
    <style:style style:name="T199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200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201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202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203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204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205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206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207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ableColumn209" style:family="table-column">
      <style:table-column-properties style:column-width="0.9625in"/>
    </style:style>
    <style:style style:name="TableColumn210" style:family="table-column">
      <style:table-column-properties style:column-width="0.9847in"/>
    </style:style>
    <style:style style:name="TableColumn211" style:family="table-column">
      <style:table-column-properties style:column-width="0.9611in"/>
    </style:style>
    <style:style style:name="TableColumn212" style:family="table-column">
      <style:table-column-properties style:column-width="1.0479in"/>
    </style:style>
    <style:style style:name="TableColumn213" style:family="table-column">
      <style:table-column-properties style:column-width="0.3166in"/>
    </style:style>
    <style:style style:name="TableColumn214" style:family="table-column">
      <style:table-column-properties style:column-width="0.9722in"/>
    </style:style>
    <style:style style:name="TableColumn215" style:family="table-column">
      <style:table-column-properties style:column-width="1.0479in"/>
    </style:style>
    <style:style style:name="Table208" style:family="table">
      <style:table-properties style:width="6.293in" fo:margin-left="0in" table:align="lef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219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ny" style:family="paragraph">
      <style:paragraph-properties fo:text-align="center" fo:margin-bottom="0in" fo:line-height="100%"/>
    </style:style>
    <style:style style:name="T222" style:parent-style-name="Domyślnaczcionkaakapitu" style:family="text">
      <style:text-properties style:font-name="Times New Roman" style:font-name-complex="Times New Roman"/>
    </style:style>
    <style:style style:name="T223" style:parent-style-name="Domyślnaczcionkaakapitu" style:family="text">
      <style:text-properties style:font-name="Times New Roman" style:font-name-complex="Times New Roman" style:text-position="sub 66.6%"/>
    </style:style>
    <style:style style:name="P22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ny" style:family="paragraph">
      <style:paragraph-properties fo:text-align="center" fo:margin-bottom="0in" fo:line-height="100%"/>
    </style:style>
    <style:style style:name="T227" style:parent-style-name="Domyślnaczcionkaakapitu" style:family="text">
      <style:text-properties style:font-name="Times New Roman" style:font-name-complex="Times New Roman"/>
    </style:style>
    <style:style style:name="T228" style:parent-style-name="Domyślnaczcionkaakapitu" style:family="text">
      <style:text-properties style:font-name="Times New Roman" style:font-name-complex="Times New Roman" style:text-position="sub 66.6%"/>
    </style:style>
    <style:style style:name="P229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23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3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4" style:parent-style-name="Normalny" style:family="paragraph">
      <style:paragraph-properties fo:text-align="center" fo:margin-bottom="0in" fo:line-height="100%"/>
    </style:style>
    <style:style style:name="T235" style:parent-style-name="Domyślnaczcionkaakapitu" style:family="text">
      <style:text-properties style:font-name="Segoe UI Symbol" style:font-name-complex="Segoe UI Symbol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ny" style:family="paragraph">
      <style:paragraph-properties fo:text-align="center" fo:margin-bottom="0in" fo:line-height="100%"/>
    </style:style>
    <style:style style:name="T238" style:parent-style-name="Domyślnaczcionkaakapitu" style:family="text">
      <style:text-properties style:font-name="Times New Roman" style:font-name-complex="Times New Roman"/>
    </style:style>
    <style:style style:name="T239" style:parent-style-name="Domyślnaczcionkaakapitu" style:family="text">
      <style:text-properties style:font-name="Times New Roman" style:font-name-complex="Times New Roman" style:text-position="sub 66.6%"/>
    </style:style>
    <style:style style:name="P24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243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253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267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281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295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309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323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337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351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365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379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393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407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ny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412" style:parent-style-name="Normalny" style:family="paragraph">
      <style:paragraph-properties fo:text-align="justify"/>
      <style:text-properties style:font-name="Times New Roman" style:font-name-complex="Times New Roman"/>
    </style:style>
    <style:style style:name="P413" style:parent-style-name="Normalny" style:family="paragraph">
      <style:paragraph-properties fo:text-align="justify"/>
    </style:style>
    <style:style style:name="T414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15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16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417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418" style:parent-style-name="Normalny" style:family="paragraph">
      <style:paragraph-properties fo:text-align="justify"/>
    </style:style>
    <style:style style:name="T419" style:parent-style-name="Domyślnaczcionkaakapitu" style:family="text">
      <style:text-properties style:font-name="Times New Roman" style:font-name-complex="Times New Roman"/>
    </style:style>
    <style:style style:name="T420" style:parent-style-name="Domyślnaczcionkaakapitu" style:family="text">
      <style:text-properties style:font-name="Times New Roman" style:font-name-complex="Times New Roman" style:text-position="sub 66.6%"/>
    </style:style>
    <style:style style:name="T421" style:parent-style-name="Domyślnaczcionkaakapitu" style:family="text">
      <style:text-properties style:font-name="Times New Roman" style:font-name-complex="Times New Roman"/>
    </style:style>
    <style:style style:name="P422" style:parent-style-name="Normalny" style:family="paragraph">
      <style:paragraph-properties fo:text-align="justify"/>
    </style:style>
    <style:style style:name="T423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24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425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26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27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428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29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430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31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32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33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434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435" style:parent-style-name="Normalny" style:family="paragraph">
      <style:paragraph-properties fo:text-align="justify"/>
    </style:style>
    <style:style style:name="T436" style:parent-style-name="Domyślnaczcionkaakapitu" style:family="text">
      <style:text-properties style:font-name="Times New Roman" style:font-name-complex="Times New Roman"/>
    </style:style>
    <style:style style:name="T437" style:parent-style-name="Domyślnaczcionkaakapitu" style:family="text">
      <style:text-properties style:font-name="Times New Roman" style:font-name-complex="Times New Roman" style:text-position="sub 66.6%"/>
    </style:style>
    <style:style style:name="T438" style:parent-style-name="Domyślnaczcionkaakapitu" style:family="text">
      <style:text-properties style:font-name="Times New Roman" style:font-name-complex="Times New Roman"/>
    </style:style>
    <style:style style:name="P439" style:parent-style-name="Normalny" style:family="paragraph">
      <style:paragraph-properties fo:text-align="justify"/>
    </style:style>
    <style:style style:name="T440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41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42" style:parent-style-name="Domyślnaczcionkaakapitu" style:family="text">
      <style:text-properties style:font-name="Times New Roman" style:font-name-complex="Times New Roman" fo:font-weight="bold" style:font-weight-asian="bold" style:font-weight-complex="bold" style:text-position="sub 66.6%"/>
    </style:style>
    <style:style style:name="T443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444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P445" style:parent-style-name="Akapitzlistą" style:list-style-name="LFO3" style:family="paragraph">
      <style:paragraph-properties fo:text-align="justify"/>
    </style:style>
    <style:style style:name="T446" style:parent-style-name="Domyślnaczcionkaakapitu" style:family="text">
      <style:text-properties style:font-name="Times New Roman" style:font-name-complex="Times New Roman"/>
    </style:style>
    <style:style style:name="T447" style:parent-style-name="Domyślnaczcionkaakapitu" style:family="text">
      <style:text-properties style:font-name="Times New Roman" style:font-name-complex="Times New Roman"/>
    </style:style>
    <style:style style:name="T448" style:parent-style-name="Domyślnaczcionkaakapitu" style:family="text">
      <style:text-properties style:font-name="Times New Roman" style:font-name-complex="Times New Roman" style:text-position="sub 66.6%"/>
    </style:style>
    <style:style style:name="T449" style:parent-style-name="Domyślnaczcionkaakapitu" style:family="text">
      <style:text-properties style:font-name="Times New Roman" style:font-name-complex="Times New Roman"/>
    </style:style>
    <style:style style:name="T450" style:parent-style-name="Domyślnaczcionkaakapitu" style:family="text">
      <style:text-properties style:font-name="Times New Roman" style:font-name-complex="Times New Roman"/>
    </style:style>
    <style:style style:name="P451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452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453" style:parent-style-name="Akapitzlistą" style:list-style-name="LFO3" style:family="paragraph">
      <style:paragraph-properties fo:text-align="justify"/>
      <style:text-properties style:font-name="Times New Roman" style:font-name-complex="Times New Roman"/>
    </style:style>
    <style:style style:name="P454" style:parent-style-name="Normalny" style:family="paragraph">
      <style:paragraph-properties fo:break-before="page"/>
      <style:text-properties style:font-name="Times New Roman" style:font-name-complex="Times New Roman"/>
    </style:style>
    <style:style style:name="P455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56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57" style:parent-style-name="Normalny" style:family="paragraph">
      <style:paragraph-properties fo:text-align="justify"/>
    </style:style>
    <style:style style:name="T458" style:parent-style-name="Domyślnaczcionkaakapitu" style:family="text">
      <style:text-properties style:font-name="Times New Roman" style:font-name-complex="Times New Roman"/>
    </style:style>
    <style:style style:name="T459" style:parent-style-name="Domyślnaczcionkaakapitu" style:family="text">
      <style:text-properties style:font-name="Times New Roman" style:font-name-complex="Times New Roman" style:text-position="sub 66.6%"/>
    </style:style>
    <style:style style:name="T460" style:parent-style-name="Domyślnaczcionkaakapitu" style:family="text">
      <style:text-properties style:font-name="Times New Roman" style:font-name-complex="Times New Roman"/>
    </style:style>
    <style:style style:name="T461" style:parent-style-name="Domyślnaczcionkaakapitu" style:family="text">
      <style:text-properties style:font-name="Times New Roman" style:font-name-complex="Times New Roman"/>
    </style:style>
    <style:style style:name="P462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63" style:parent-style-name="Normalny" style:family="paragraph">
      <style:paragraph-properties fo:text-align="justify"/>
    </style:style>
    <style:style style:name="T464" style:parent-style-name="Domyślnaczcionkaakapitu" style:family="text">
      <style:text-properties style:font-name="Times New Roman" style:font-name-complex="Times New Roman"/>
    </style:style>
    <style:style style:name="T465" style:parent-style-name="Domyślnaczcionkaakapitu" style:family="text">
      <style:text-properties style:font-name="Times New Roman" style:font-name-complex="Times New Roman" style:text-position="sub 66.6%"/>
    </style:style>
    <style:style style:name="T466" style:parent-style-name="Domyślnaczcionkaakapitu" style:family="text">
      <style:text-properties style:font-name="Times New Roman" style:font-name-complex="Times New Roman"/>
    </style:style>
    <style:style style:name="T467" style:parent-style-name="Domyślnaczcionkaakapitu" style:family="text">
      <style:text-properties style:font-name="Times New Roman" style:font-name-complex="Times New Roman"/>
    </style:style>
    <style:style style:name="P468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69" style:parent-style-name="Normalny" style:family="paragraph">
      <style:paragraph-properties fo:text-align="justify"/>
    </style:style>
    <style:style style:name="T470" style:parent-style-name="Domyślnaczcionkaakapitu" style:family="text">
      <style:text-properties style:font-name="Times New Roman" style:font-name-complex="Times New Roman"/>
    </style:style>
    <style:style style:name="T471" style:parent-style-name="Domyślnaczcionkaakapitu" style:family="text">
      <style:text-properties style:font-name="Times New Roman" style:font-name-complex="Times New Roman" style:text-position="sub 66.6%"/>
    </style:style>
    <style:style style:name="T472" style:parent-style-name="Domyślnaczcionkaakapitu" style:family="text">
      <style:text-properties style:font-name="Times New Roman" style:font-name-complex="Times New Roman"/>
    </style:style>
    <style:style style:name="T473" style:parent-style-name="Domyślnaczcionkaakapitu" style:family="text">
      <style:text-properties style:font-name="Times New Roman" style:font-name-complex="Times New Roman"/>
    </style:style>
    <style:style style:name="P474" style:parent-style-name="Normalny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75" style:parent-style-name="Normalny" style:family="paragraph">
      <style:paragraph-properties fo:text-align="justify"/>
    </style:style>
    <style:style style:name="T476" style:parent-style-name="Domyślnaczcionkaakapitu" style:family="text">
      <style:text-properties style:font-name="Times New Roman" style:font-name-complex="Times New Roman"/>
    </style:style>
    <style:style style:name="T477" style:parent-style-name="Domyślnaczcionkaakapitu" style:family="text">
      <style:text-properties style:font-name="Times New Roman" style:font-name-complex="Times New Roman" style:text-position="sub 66.6%"/>
    </style:style>
    <style:style style:name="T478" style:parent-style-name="Domyślnaczcionkaakapitu" style:family="text">
      <style:text-properties style:font-name="Times New Roman" style:font-name-complex="Times New Roman"/>
    </style:style>
    <style:style style:name="T479" style:parent-style-name="Domyślnaczcionkaakapitu" style:family="text">
      <style:text-properties style:font-name="Times New Roman" style:font-name-complex="Times New Roman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nkieta Adopcyjna:</text:p>
      <text:p text:style-name="P2"><text:span text:style-name="T3"><draw:custom-shape svg:x="0in" svg:y="0in" svg:width="0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">Pytania dotyczące adopcji:</text:p>
      <text:list text:style-name="LFO5" text:continue-numbering="true">
        <text:list-item>
          <text:p text:style-name="P5">Jaki jest cel adopcji zwierzęcia?</text:p>
          <text:list text:continue-numbering="true">
            <text:list-item>
              <text:p text:style-name="P6">[0] Nie jestem pewny/a;</text:p>
            </text:list-item>
            <text:list-item>
              <text:p text:style-name="P7">[1] Chcę zwierzę głównie dla rozrywki;</text:p>
            </text:list-item>
            <text:list-item>
              <text:p text:style-name="P8">[2] Chcę wzbogacić życie swoje i bliskich<text:s/>dzięki<text:s/>opiece<text:s/>nad zwierzęciem;</text:p>
            </text:list-item>
            <text:list-item>
              <text:p text:style-name="P9">[3] Chcę zwierzę jako przyjaciela i pełnoprawnego członka rodziny;</text:p>
            </text:list-item>
          </text:list>
        </text:list-item>
        <text:list-item>
          <text:p text:style-name="P10">Ile czasu dziennie planujesz spędzać ze zwierzęciem?</text:p>
          <text:list text:continue-numbering="true">
            <text:list-item>
              <text:p text:style-name="P11">[0]<text:s/>Mam mało czasu;</text:p>
            </text:list-item>
            <text:list-item>
              <text:p text:style-name="P12">[1]<text:s/>Mam tylko tyle czasu, aby zaspokoić podstawowe potrzeby zwierzęcia;</text:p>
            </text:list-item>
            <text:list-item>
              <text:p text:style-name="P13">[2]<text:s/>Mam tyle czasu, aby zapewnić zwierzęciu krótkie i częste interakcje w<text:s/>ciągu dnia;</text:p>
            </text:list-item>
            <text:list-item>
              <text:p text:style-name="P14">[3]<text:s/>Mam dużo czasu, mogę spędzać ze zwierzęciem całe dnie;</text:p>
            </text:list-item>
          </text:list>
        </text:list-item>
        <text:list-item>
          <text:p text:style-name="P15">Jak planujesz zorganizować opiekę nad zwierzęciem podczas swojej nieobecności (np. dłuższego wyjazdu)?</text:p>
          <text:list text:continue-numbering="true">
            <text:list-item>
              <text:p text:style-name="P16">[0] Liczę, że zwierzę samo sobie poradzi;</text:p>
            </text:list-item>
            <text:list-item>
              <text:p text:style-name="P17">[1] Skorzystam z pomocy osoby spoza mojego bliskiego otoczenia (np. sąsiada);</text:p>
            </text:list-item>
            <text:list-item>
              <text:p text:style-name="P18">[2] Poproszę o pomoc znajomego lub dalszą rodzinę;</text:p>
            </text:list-item>
            <text:list-item>
              <text:p text:style-name="P19">[3] Zapewnię opiekę u zaufanej osoby (np. przyjaciela, rodziny) lub w hotelu dla zwierząt;</text:p>
            </text:list-item>
          </text:list>
        </text:list-item>
        <text:list-item>
          <text:p text:style-name="P20">Jakie masz doświadczenie z opieką nad zwierzętami?</text:p>
          <text:list text:continue-numbering="true">
            <text:list-item>
              <text:p text:style-name="P21">[0] Nie mam żadnego doświadczenia;</text:p>
            </text:list-item>
            <text:list-item>
              <text:p text:style-name="P22">[1] Nie miałem/am nigdy zwierząt, ale dużo o tym czytałem/am;</text:p>
            </text:list-item>
            <text:list-item>
              <text:p text:style-name="P23">[2] Miałem/am zwierzę krótko (mniej niż rok);</text:p>
            </text:list-item>
            <text:list-item>
              <text:p text:style-name="P24">[3] Miałem/am zwierzę długo (więcej niż rok);</text:p>
            </text:list-item>
          </text:list>
        </text:list-item>
      </text:list>
      <text:p text:style-name="P25"/>
      <text:soft-page-break/>
      <text:list text:style-name="LFO5" text:continue-numbering="true">
        <text:list-item>
          <text:p text:style-name="P26">Jak reagujesz na<text:s/>problematyczne zachowanie zwierzęcia<text:s/>(np. szkody materialne, hałas, obrażenia ciała)?</text:p>
          <text:list text:continue-numbering="true">
            <text:list-item>
              <text:p text:style-name="P27">[0]<text:s/>Nie akceptuję takiego zachowania,<text:s/>chcę<text:s/>oddać zwierzę<text:s/>do schroniska;</text:p>
            </text:list-item>
            <text:list-item>
              <text:p text:style-name="P28">[1] Rozważam oddanie zwierzęcia<text:s/>do schroniska, jeśli takie sytuacje będą częste;</text:p>
            </text:list-item>
            <text:list-item>
              <text:p text:style-name="P29">[2]<text:s/>Byłbym/byłabym zdenerwowany/a, ale akceptuję to;</text:p>
            </text:list-item>
            <text:list-item>
              <text:p text:style-name="P30">[3] Podchodzę do sytuacji spokojnie, rozumiem, że to może się zdarzyć;</text:p>
            </text:list-item>
          </text:list>
        </text:list-item>
        <text:list-item>
          <text:p text:style-name="P31">Czy jesteś gotów/gotowa na ewentualne wizyty u weterynarza?</text:p>
          <text:list text:continue-numbering="true">
            <text:list-item>
              <text:p text:style-name="P32">[0] Nie jestem gotów/gotowa na wizyty u weterynarza;</text:p>
            </text:list-item>
            <text:list-item>
              <text:p text:style-name="P33">[1]<text:s/>Jestem gotów/gotowa<text:s/>na wizytę u weterynarza, ale tylko w skrajnych przypadkach;</text:p>
            </text:list-item>
            <text:list-item>
              <text:p text:style-name="P34">[2] Tak, jestem gotów/gotowa na regularne wizyty u weterynarza;</text:p>
            </text:list-item>
            <text:list-item>
              <text:p text:style-name="P35">[3] Tak, dodatkowo znam podstawy pierwszej pomocy dla zwierząt i zastosuję je w razie potrzeby przed wizytą u weterynarza;</text:p>
            </text:list-item>
          </text:list>
        </text:list-item>
        <text:list-item>
          <text:p text:style-name="P36">Jak oceniasz dostosowanie swojego miejsca zamieszkania do potrzeb zwierzęcia pod względem bezpieczeństwa i wyposażenia?</text:p>
          <text:list text:continue-numbering="true">
            <text:list-item>
              <text:p text:style-name="P37">[0] Miejsce zamieszkania nie jest przystosowane do trzymania zwierzęcia;</text:p>
            </text:list-item>
            <text:list-item>
              <text:p text:style-name="P38">[1] Miejsce zamieszkania wymaga wielu zmian, aby było odpowiednie dla zwierzęcia;</text:p>
            </text:list-item>
            <text:list-item>
              <text:p text:style-name="P39">[2] Miejsce zamieszkania wymaga kilku zmian, aby było odpowiednie dla zwierzęcia;</text:p>
            </text:list-item>
            <text:list-item>
              <text:p text:style-name="P40">[3] Miejsce zamieszkania jest dobrze przystosowane i bezpieczne dla zwierzęcia;</text:p>
            </text:list-item>
          </text:list>
        </text:list-item>
        <text:list-item>
          <text:p text:style-name="P41">Czy wszyscy domownicy zgadzają się na adopcję zwierzęcia?</text:p>
          <text:list text:continue-numbering="true">
            <text:list-item>
              <text:p text:style-name="P42">[0] Jedna lub więcej osób jest zdecydowanie przeciwko;</text:p>
            </text:list-item>
            <text:list-item>
              <text:p text:style-name="P43">[1] Kilka osób jest niezdecydowanych, ale<text:s/>myślę, że ich przekonam;</text:p>
            </text:list-item>
            <text:list-item>
              <text:p text:style-name="P44">[2] Jedna osoba ma wątpliwości, ale jest otwarta na dyskusję;</text:p>
            </text:list-item>
            <text:list-item>
              <text:p text:style-name="P45">[3] Wszyscy są zgodni;</text:p>
            </text:list-item>
          </text:list>
        </text:list-item>
      </text:list>
      <text:p text:style-name="P46"/>
      <text:soft-page-break/>
      <text:list text:style-name="LFO5" text:continue-numbering="true">
        <text:list-item>
          <text:p text:style-name="P47">Jak długo planujesz opiekować się zwierzęciem (weź pod uwagę trudne sytuacje życiowe)?</text:p>
          <text:list text:continue-numbering="true">
            <text:list-item>
              <text:p text:style-name="P48">[0] Nie mogę zobowiązać się do długotrwałej opieki nad zwierzęciem;</text:p>
            </text:list-item>
            <text:list-item>
              <text:p text:style-name="P49">[1]<text:s/>Zamierzam opiekować się zwierzęciem przez pewien czas, ale nie wykluczam możliwości oddania go;</text:p>
            </text:list-item>
            <text:list-item>
              <text:p text:style-name="P50">[2] Tak długo, jak będę mógł/mogła, chyba że własna sytuacja życiowa na to nie pozwoli;</text:p>
            </text:list-item>
            <text:list-item>
              <text:p text:style-name="P51">[3] Do końca życia zwierzęcia, niezależnie od okoliczności;</text:p>
            </text:list-item>
          </text:list>
        </text:list-item>
        <text:list-item>
          <text:p text:style-name="P52">Jak oceniasz swoje możliwości finansowe związane z adopcją zwierzęcia?</text:p>
          <text:list text:continue-numbering="true">
            <text:list-item>
              <text:p text:style-name="P53">[0]<text:s/>Mam zbyt małe możliwości finansowe, aby zapewnić podstawowe potrzeby;</text:p>
            </text:list-item>
            <text:list-item>
              <text:p text:style-name="P54">[1] Mam ograniczone możliwości<text:s/>finansowe,<text:s/>ale mogę<text:s/>zapewnić podstawowe potrzeby;</text:p>
            </text:list-item>
            <text:list-item>
              <text:p text:style-name="P55">[2] Mam wystarczające<text:s/>możliwości finansowe, aby zadbać o<text:s/>dogodne<text:s/>warunki;</text:p>
            </text:list-item>
            <text:list-item>
              <text:p text:style-name="P56">[3] Mam<text:s/>duże<text:s/>możliwości finansowe i mogę zapewnić również dodatkowe potrzeby (np. szkolenia, zabawki, specjalistyczna opieka);</text:p>
            </text:list-item>
          </text:list>
        </text:list-item>
        <text:list-item>
          <text:p text:style-name="P57">Czy Twoje miejsce zamieszkania zapewnia wystarczającą przestrzeń, aby zapewnić zwierzęciu komfortowe warunki życia?</text:p>
          <text:list text:continue-numbering="true">
            <text:list-item>
              <text:p text:style-name="P58">[0]<text:s/>Mam zbyt małą przestrzeń, aby zapewnić podstawowe warunki;</text:p>
            </text:list-item>
            <text:list-item>
              <text:p text:style-name="P59">[1] Mam ograniczoną przestrzeń, ale mogę zapewnić podstawowe warunki;</text:p>
            </text:list-item>
            <text:list-item>
              <text:p text:style-name="P60">[2] Mam wystarczającą przestrzeń, aby zapewnić dobre warunki;</text:p>
            </text:list-item>
            <text:list-item>
              <text:p text:style-name="P61">[3] Mam dużą<text:s/>przestrzeń, aby<text:s/>zapewnić najlepsze warunki;</text:p>
            </text:list-item>
          </text:list>
        </text:list-item>
        <text:list-item>
          <text:p text:style-name="P62">Czy w Twoim<text:s/>miejscu zamieszkania<text:s/>są inne zwierzęta, które mogą wpłynąć na relację z adoptowanym zwierzęciem?</text:p>
          <text:list text:continue-numbering="true">
            <text:list-item>
              <text:p text:style-name="P63">[0] Tak, obecne zwierzęta mogą stanowić problem i obawiam się konfliktów;</text:p>
            </text:list-item>
            <text:list-item>
              <text:p text:style-name="P64">[1] Tak, ale nie jestem pewien/pewna, czy to będzie problem;</text:p>
            </text:list-item>
            <text:list-item>
              <text:p text:style-name="P65">[2] Nie posiadam innych zwierząt;</text:p>
            </text:list-item>
            <text:list-item>
              <text:p text:style-name="P66">[3] Tak<text:s/>i<text:s/>mam pewność, że nie będzie konfliktów i że obecność innych zwierząt będzie miała pozytywny wpływ na<text:s/>nowe zwierzę;</text:p>
            </text:list-item>
          </text:list>
        </text:list-item>
      </text:list>
      <text:p text:style-name="P67"/>
      <text:soft-page-break/>
      <text:p text:style-name="P68"><text:span text:style-name="T69"><draw:custom-shape svg:x="0in" svg:y="0in" svg:width="0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70">Pytania<text:s/>preferencyjne:</text:p>
      <text:list text:style-name="LFO5" text:continue-numbering="true">
        <text:list-item>
          <text:p text:style-name="P71"><text:span text:style-name="T72">Wybierz zwierzę z listy, które najbardziej<text:s/></text:span><text:span text:style-name="T73">C</text:span><text:span text:style-name="T74">i odpowiada: <text:s/></text:span></text:p>
        </text:list-item>
      </text:list>
      <text:list text:style-name="LFO8" text:continue-numbering="true">
        <text:list-item>
          <text:p text:style-name="P75">Pies;</text:p>
        </text:list-item>
        <text:list-item>
          <text:p text:style-name="P76">Kot;</text:p>
        </text:list-item>
        <text:list-item>
          <text:p text:style-name="P77">Ryba;</text:p>
        </text:list-item>
        <text:list-item>
          <text:p text:style-name="P78">Ptak;</text:p>
        </text:list-item>
        <text:list-item>
          <text:p text:style-name="P79">Królik;</text:p>
        </text:list-item>
        <text:list-item>
          <text:p text:style-name="P80">Gryzoń;</text:p>
        </text:list-item>
        <text:list-item>
          <text:p text:style-name="P81">Gad;</text:p>
        </text:list-item>
        <text:list-item>
          <text:p text:style-name="P82">Owad;</text:p>
        </text:list-item>
        <text:list-item>
          <text:p text:style-name="P83">Pająk;</text:p>
        </text:list-item>
        <text:list-item>
          <text:p text:style-name="P84">Fretka;</text:p>
        </text:list-item>
        <text:list-item>
          <text:p text:style-name="P85">Jeż;</text:p>
        </text:list-item>
      </text:list>
      <text:list text:style-name="LFO5" text:continue-numbering="true">
        <text:list-item>
          <text:p text:style-name="P86"><text:span text:style-name="T87">Mając do wyboru kota lub psa, które z tych zwierząt bardziej Ci odpowiada</text:span><text:span text:style-name="T88">?</text:span></text:p>
        </text:list-item>
      </text:list>
      <text:list text:style-name="LFO9" text:continue-numbering="true">
        <text:list-item>
          <text:p text:style-name="P89">Kot;</text:p>
        </text:list-item>
        <text:list-item>
          <text:p text:style-name="P90">Pies;</text:p>
        </text:list-item>
      </text:list>
      <text:list text:style-name="LFO5" text:continue-numbering="true">
        <text:list-item>
          <text:p text:style-name="P91"><text:span text:style-name="T92">Jakie są Twoje preferencje pod względem ras</text:span><text:span text:style-name="T93">y</text:span><text:span text:style-name="T94"><text:s/>zwierzęcia?</text:span></text:p>
        </text:list-item>
      </text:list>
      <text:list text:style-name="LFO9" text:continue-numbering="true">
        <text:list-item>
          <text:p text:style-name="P95">Wolę zwierzęta rasowe;</text:p>
        </text:list-item>
        <text:list-item>
          <text:p text:style-name="P96">Jest<text:s/>mi<text:s/>to obojętne;</text:p>
        </text:list-item>
        <text:list-item>
          <text:p text:style-name="P97">Wolę zwierzęta nierasowe;</text:p>
        </text:list-item>
      </text:list>
      <text:list text:style-name="LFO5" text:continue-numbering="true">
        <text:list-item>
          <text:p text:style-name="P98"><text:span text:style-name="T99">Jakie są Twoje preferencje pod względem stanu zdrowia zwierzęcia?</text:span></text:p>
        </text:list-item>
      </text:list>
      <text:list text:style-name="LFO10" text:continue-numbering="true">
        <text:list-item>
          <text:p text:style-name="P100">Wolę zdrowe zwierzęta; nie jestem w stanie<text:s/>zaopiekować się<text:s/>chorym zwierzęciem;</text:p>
        </text:list-item>
        <text:list-item>
          <text:p text:style-name="P101">Jest<text:s/>mi<text:s/>to obojętne;</text:p>
        </text:list-item>
        <text:list-item>
          <text:p text:style-name="P102">Jestem gotów/gotowa adoptować chore zwierzę, żeby mu pomóc;</text:p>
        </text:list-item>
      </text:list>
      <text:list text:style-name="LFO5" text:continue-numbering="true">
        <text:list-item>
          <text:p text:style-name="P103"><text:span text:style-name="T104">Jakie są Twoje preferencje pod względem wielkości zwierzęcia?</text:span></text:p>
        </text:list-item>
      </text:list>
      <text:list text:style-name="LFO11" text:continue-numbering="true">
        <text:list-item>
          <text:p text:style-name="P105">Wolę małe zwierzęta;</text:p>
        </text:list-item>
        <text:list-item>
          <text:p text:style-name="P106">Jest<text:s/>mi<text:s/>to obojętne;</text:p>
        </text:list-item>
        <text:list-item>
          <text:p text:style-name="P107">Wolę duże zwierzęta;</text:p>
        </text:list-item>
      </text:list>
      <text:soft-page-break/>
      <text:list text:style-name="LFO5" text:continue-numbering="true">
        <text:list-item>
          <text:p text:style-name="P108"><text:span text:style-name="T109">Jakie są Twoje preferencje pod względem wieku zwierzęcia?</text:span></text:p>
        </text:list-item>
      </text:list>
      <text:list text:style-name="LFO12" text:continue-numbering="true">
        <text:list-item>
          <text:p text:style-name="P110">Wolę młode zwierzęta (np. szczenięta, kocięta);</text:p>
        </text:list-item>
        <text:list-item>
          <text:p text:style-name="P111">Jest<text:s/>mi<text:s/>to obojętne;</text:p>
        </text:list-item>
        <text:list-item>
          <text:p text:style-name="P112">Wolę dorosłe lub starsze zwierzęta;</text:p>
        </text:list-item>
      </text:list>
      <text:list text:style-name="LFO5" text:continue-numbering="true">
        <text:list-item>
          <text:p text:style-name="P113"><text:span text:style-name="T114">Jakie są Twoje preferencje pod względem płci zwierzęcia?</text:span></text:p>
        </text:list-item>
      </text:list>
      <text:list text:style-name="LFO13" text:continue-numbering="true">
        <text:list-item>
          <text:p text:style-name="P115">Wolę samicę;</text:p>
        </text:list-item>
        <text:list-item>
          <text:p text:style-name="P116">Jest<text:s/>mi<text:s/>to obojętne;</text:p>
        </text:list-item>
        <text:list-item>
          <text:p text:style-name="P117">Wolę samca;</text:p>
        </text:list-item>
      </text:list>
      <text:list text:style-name="LFO5" text:continue-numbering="true">
        <text:list-item>
          <text:p text:style-name="P118"><text:span text:style-name="T119">Jakie są Twoje preferencje pod względem poziomu aktywności zwierzęcia?</text:span></text:p>
        </text:list-item>
      </text:list>
      <text:list text:style-name="LFO14" text:continue-numbering="true">
        <text:list-item>
          <text:p text:style-name="P120">Wolę zwierzęta spokojne i mało aktywne;</text:p>
        </text:list-item>
        <text:list-item>
          <text:p text:style-name="P121">Jest<text:s/>mi<text:s/>to obojętne;</text:p>
        </text:list-item>
        <text:list-item>
          <text:p text:style-name="P122">Wolę zwierzęta energiczne i bardzo aktywne;</text:p>
        </text:list-item>
      </text:list>
      <text:p text:style-name="P123"/>
      <text:soft-page-break/>
      <text:p text:style-name="P124">Notatki:</text:p>
      <text:p text:style-name="P125">Punktacja (bez wag), przykładowe progi adopcyjne:</text:p>
      <text:list text:style-name="LFO3" text:continue-numbering="true">
        <text:list-item>
          <text:p text:style-name="P126">Max:<text:s/>12 *<text:s/>3 = 36</text:p>
        </text:list-item>
        <text:list-item>
          <text:p text:style-name="P127">Próg Min 1 (50%) =<text:s/>36 * 50% <text:s/>= 18</text:p>
        </text:list-item>
        <text:list-item>
          <text:p text:style-name="P128">Próg Min 2 (66%) = 36 * 66% = 24</text:p>
        </text:list-item>
        <text:list-item>
          <text:p text:style-name="P129">Próg Min<text:s/>3<text:s/>(75%) =<text:s/>36 * 75% = 27</text:p>
        </text:list-item>
      </text:list>
      <text:p text:style-name="P130">Punktacja (z<text:s/>wagami):</text:p>
      <text:p text:style-name="P131">Jak powstały wagi? Poniższy prompt re-feedowano 10 razy:</text:p>
      <text:p text:style-name="P132">Poniżej są przedstawione pytania z ankiety adopcyjnej zwierząt. Oceń każde z pytań w skali od 1 do 1000 pod względem istotności w ocenianiu predyspozycji adopcyjnych adoptującego. Swoje odpowiedzi podaj w formie tablicy np. [x, y, z...].<text:s/></text:p>
      <text:p text:style-name="P133">Wynikowe wektory wag<text:s/>(użyty model GPT-4o):</text:p>
      <text:p text:style-name="P134">[900, 850, 800, 700, 750, 900, 850, 950, 950, 900, 800, 750]</text:p>
      <text:p text:style-name="P135">[900, 850, 800, 700, 950, 1000, 850, 900, 950, 1000, 900, 750]</text:p>
      <text:p text:style-name="P136">[850, 900, 800, 700, 850, 900, 750, 850, 950, 900, 850, 800]</text:p>
      <text:p text:style-name="P137">[900, 850, 750, 800, 850, 950, 800, 800, 900, 900, 750, 700]</text:p>
      <text:p text:style-name="P138">[900, 850, 700, 600, 800, 900, 750, 850, 950, 900, 700, 600]</text:p>
      <text:p text:style-name="P139">[800, 750, 700, 600, 650, 900, 850, 700, 950, 800, 750, 650]</text:p>
      <text:p text:style-name="P140">[900, 850, 800, 750, 900, 950, 850, 700, 950, 800, 750, 650]</text:p>
      <text:p text:style-name="P141">[900, 850, 800, 750, 700, 850, 800, 900, 950, 850, 800, 700]</text:p>
      <text:p text:style-name="P142">[900, 850, 750, 600, 800, 700, 700, 650, 900, 800, 650, 600]</text:p>
      <text:p text:style-name="P143">[950, 900, 750, 600, 950, 950, 800, 850, 950, 850, 800, 700]</text:p>
      <text:p text:style-name="P144"><text:span text:style-name="T145">Wyciągając średnią arytmetyczną otrzymano</text:span><text:span text:style-name="T146"><text:s/>wektor W</text:span><text:span text:style-name="T147">1</text:span><text:span text:style-name="T148">:</text:span></text:p>
      <text:p text:style-name="P149"><text:span text:style-name="T150">W</text:span><text:span text:style-name="T151">1</text:span><text:span text:style-name="T152"><text:s/>=<text:s/></text:span><text:span text:style-name="T153">[890, 850, 765, 680, 820, 900, 800, 815, 940, 870, 775, 690]</text:span></text:p>
      <text:p text:style-name="P154"><text:span text:style-name="T155">Wektor</text:span><text:span text:style-name="T156"><text:s/>W</text:span><text:span text:style-name="T157">1</text:span><text:span text:style-name="T158"><text:s/></text:span><text:span text:style-name="T159">podzielono przez 1000 otrzymując znormalizowanie do</text:span><text:span text:style-name="T160"><text:s/>przedziału<text:s/></text:span><text:span text:style-name="T161">&lt;0;1&gt;</text:span><text:span text:style-name="T162">:</text:span></text:p>
      <text:p text:style-name="P163"><text:span text:style-name="T164">W</text:span><text:span text:style-name="T165">1</text:span><text:span text:style-name="T166"><text:s/></text:span><text:span text:style-name="T167">=<text:s/></text:span><text:span text:style-name="T168">[0.89, 0.85, 0.765, 0.68, 0.82, 0.9, 0.8, 0.815, 0.94, 0.87, 0.775, 0.69]</text:span></text:p>
      <text:p text:style-name="P169"><text:span text:style-name="T170">Punktacja (wagi: W</text:span><text:span text:style-name="T171">1</text:span><text:span text:style-name="T172">):</text:span></text:p>
      <text:list text:style-name="LFO3" text:continue-numbering="true">
        <text:list-item>
          <text:p text:style-name="P173"><text:span text:style-name="T174">Max:</text:span><text:span text:style-name="T175"><text:s/>SUM(W</text:span><text:span text:style-name="T176">1</text:span><text:span text:style-name="T177">) *</text:span><text:span text:style-name="T178"><text:s/>3 = 9.795</text:span><text:span text:style-name="T179"><text:s/>* 3</text:span><text:span text:style-name="T180"><text:s/>= 29.385</text:span></text:p>
        </text:list-item>
        <text:list-item>
          <text:p text:style-name="P181">Próg Min 1 (50%) =<text:s/>29.385<text:s/>* 50% = 14.6925</text:p>
        </text:list-item>
        <text:list-item>
          <text:p text:style-name="P182">Próg Min 2 (66%) =<text:s/>29.385<text:s/>* 66% =<text:s/>19.59</text:p>
        </text:list-item>
        <text:list-item>
          <text:p text:style-name="P183">Próg Min 3 (75%) =<text:s/>29.385<text:s/>* 75% =<text:s/>22.03875 ≈ 22.0388</text:p>
        </text:list-item>
      </text:list>
      <text:p text:style-name="P184">Wprowadzono nowy wektor subiektywnie posortowanych numerów pytań od najważniejszego do najmniej ważnego<text:s/>(ocena istotności pytań w kontekście dobra potencjalnie adoptowanego zwierzęcia), który pozwoli na dostosowanie wag:<text:s/></text:p>
      <text:p text:style-name="P185"><text:span text:style-name="T186">N</text:span><text:span text:style-name="T187">1</text:span><text:span text:style-name="T188"><text:s/></text:span><text:span text:style-name="T189">=<text:s/></text:span><text:span text:style-name="T190">[1, 2, 4, 5, 6, 10, 7, 11, 9, 12, 3, 8]</text:span></text:p>
      <text:soft-page-break/>
      <text:p text:style-name="P191">Aby zredukować możliwość stronniczego podejścia, skonsultowano również istotność pytań z modelem GPT-4o.<text:s/>Podając dany<text:s/>prompt:<text:s/>„Posortuj pytania od najważniejszego do najmniej ważnego. Podaj tablicę posortowanych numerów pytań w formacie [x, y, z...].” modelowi GPT-4o uzyskano wektor kolejności pytań:</text:p>
      <text:p text:style-name="P192"><text:span text:style-name="T193">N</text:span><text:span text:style-name="T194">2</text:span><text:span text:style-name="T195"><text:s/></text:span><text:span text:style-name="T196">=<text:s/></text:span><text:span text:style-name="T197">[1, 9, 2, 10, 6, 8, 7, 11, 3, 5, 4, 12]</text:span></text:p>
      <text:p text:style-name="P198"><text:span text:style-name="T199">Do<text:s/></text:span><text:span text:style-name="T200">ujednolicenia wektorów N</text:span><text:span text:style-name="T201">1</text:span><text:span text:style-name="T202"><text:s/>oraz N</text:span><text:span text:style-name="T203">2</text:span><text:span text:style-name="T204"><text:s/>wykonano średnią arytmetyczną<text:s/></text:span><text:span text:style-name="T205">kolejnych odpowiadających sobie pozycyjnie elementów wektorów otrzymując wektor N</text:span><text:span text:style-name="T206">3</text:span><text:span text:style-name="T207">. Wynikowa tabela:</text:span></text:p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Numer</text:p>
            <text:p text:style-name="P219">pytania</text:p>
          </table:table-cell>
          <table:table-cell table:style-name="TableCell220">
            <text:p text:style-name="P221"><text:span text:style-name="T222">N</text:span><text:span text:style-name="T223">1</text:span></text:p>
            <text:p text:style-name="P224">(człowiek)</text:p>
          </table:table-cell>
          <table:table-cell table:style-name="TableCell225">
            <text:p text:style-name="P226"><text:span text:style-name="T227">N</text:span><text:span text:style-name="T228">2</text:span></text:p>
            <text:p text:style-name="P229">(GPT-4o)</text:p>
          </table:table-cell>
          <table:table-cell table:style-name="TableCell230">
            <text:p text:style-name="P231">Średnia</text:p>
            <text:p text:style-name="P232">arytmetyczna</text:p>
          </table:table-cell>
          <table:table-cell table:style-name="TableCell233" table:number-rows-spanned="13">
            <text:p text:style-name="P234"><text:span text:style-name="T235">➔</text:span></text:p>
          </table:table-cell>
          <table:table-cell table:style-name="TableCell236">
            <text:p text:style-name="P237"><text:bookmark-start text:name="_Hlk183379515"/><text:span text:style-name="T238">N</text:span><text:span text:style-name="T239">3</text:span></text:p>
            <text:p text:style-name="P240"><text:bookmark-end text:name="_Hlk183379515"/>(Wynik)</text:p>
          </table:table-cell>
          <table:table-cell table:style-name="TableCell241">
            <text:p text:style-name="P242">Średnia</text:p>
            <text:p text:style-name="P243">arytmetyczna</text:p>
          </table:table-cell>
        </table:table-row>
        <table:table-row table:style-name="TableRow244">
          <table:table-cell table:style-name="TableCell245">
            <text:p text:style-name="P246">1</text:p>
          </table:table-cell>
          <table:table-cell table:style-name="TableCell247">
            <text:p text:style-name="P248">1</text:p>
          </table:table-cell>
          <table:table-cell table:style-name="TableCell249">
            <text:p text:style-name="P250">1</text:p>
          </table:table-cell>
          <table:table-cell table:style-name="TableCell251">
            <text:p text:style-name="P252">1.0</text:p>
          </table:table-cell>
          <table:covered-table-cell>
            <text:p text:style-name="P253"/>
          </table:covered-table-cell>
          <table:table-cell table:style-name="TableCell254">
            <text:p text:style-name="P255">1</text:p>
          </table:table-cell>
          <table:table-cell table:style-name="TableCell256">
            <text:p text:style-name="P257">1.0</text:p>
          </table:table-cell>
        </table:table-row>
        <table:table-row table:style-name="TableRow258">
          <table:table-cell table:style-name="TableCell259">
            <text:p text:style-name="P260">2</text:p>
          </table:table-cell>
          <table:table-cell table:style-name="TableCell261">
            <text:p text:style-name="P262">2</text:p>
          </table:table-cell>
          <table:table-cell table:style-name="TableCell263">
            <text:p text:style-name="P264">3</text:p>
          </table:table-cell>
          <table:table-cell table:style-name="TableCell265">
            <text:p text:style-name="P266">2.5</text:p>
          </table:table-cell>
          <table:covered-table-cell>
            <text:p text:style-name="P267"/>
          </table:covered-table-cell>
          <table:table-cell table:style-name="TableCell268">
            <text:p text:style-name="P269">2</text:p>
          </table:table-cell>
          <table:table-cell table:style-name="TableCell270">
            <text:p text:style-name="P271">2.5</text:p>
          </table:table-cell>
        </table:table-row>
        <table:table-row table:style-name="TableRow272">
          <table:table-cell table:style-name="TableCell273">
            <text:p text:style-name="P274">3</text:p>
          </table:table-cell>
          <table:table-cell table:style-name="TableCell275">
            <text:p text:style-name="P276">10</text:p>
          </table:table-cell>
          <table:table-cell table:style-name="TableCell277">
            <text:p text:style-name="P278">9</text:p>
          </table:table-cell>
          <table:table-cell table:style-name="TableCell279">
            <text:p text:style-name="P280">9.5</text:p>
          </table:table-cell>
          <table:covered-table-cell>
            <text:p text:style-name="P281"/>
          </table:covered-table-cell>
          <table:table-cell table:style-name="TableCell282">
            <text:p text:style-name="P283">6</text:p>
          </table:table-cell>
          <table:table-cell table:style-name="TableCell284">
            <text:p text:style-name="P285">5.0</text:p>
          </table:table-cell>
        </table:table-row>
        <table:table-row table:style-name="TableRow286">
          <table:table-cell table:style-name="TableCell287">
            <text:p text:style-name="P288">4</text:p>
          </table:table-cell>
          <table:table-cell table:style-name="TableCell289">
            <text:p text:style-name="P290">3</text:p>
          </table:table-cell>
          <table:table-cell table:style-name="TableCell291">
            <text:p text:style-name="P292">11</text:p>
          </table:table-cell>
          <table:table-cell table:style-name="TableCell293">
            <text:p text:style-name="P294">7.0</text:p>
          </table:table-cell>
          <table:covered-table-cell>
            <text:p text:style-name="P295"/>
          </table:covered-table-cell>
          <table:table-cell table:style-name="TableCell296">
            <text:p text:style-name="P297">9</text:p>
          </table:table-cell>
          <table:table-cell table:style-name="TableCell298">
            <text:p text:style-name="P299">5.5</text:p>
          </table:table-cell>
        </table:table-row>
        <table:table-row table:style-name="TableRow300">
          <table:table-cell table:style-name="TableCell301">
            <text:p text:style-name="P302">5</text:p>
          </table:table-cell>
          <table:table-cell table:style-name="TableCell303">
            <text:p text:style-name="P304">4</text:p>
          </table:table-cell>
          <table:table-cell table:style-name="TableCell305">
            <text:p text:style-name="P306">10</text:p>
          </table:table-cell>
          <table:table-cell table:style-name="TableCell307">
            <text:p text:style-name="P308">7.0</text:p>
          </table:table-cell>
          <table:covered-table-cell>
            <text:p text:style-name="P309"/>
          </table:covered-table-cell>
          <table:table-cell table:style-name="TableCell310">
            <text:p text:style-name="P311">10</text:p>
          </table:table-cell>
          <table:table-cell table:style-name="TableCell312">
            <text:p text:style-name="P313">5.5</text:p>
          </table:table-cell>
        </table:table-row>
        <table:table-row table:style-name="TableRow314">
          <table:table-cell table:style-name="TableCell315">
            <text:p text:style-name="P316">6</text:p>
          </table:table-cell>
          <table:table-cell table:style-name="TableCell317">
            <text:p text:style-name="P318">5</text:p>
          </table:table-cell>
          <table:table-cell table:style-name="TableCell319">
            <text:p text:style-name="P320">5</text:p>
          </table:table-cell>
          <table:table-cell table:style-name="TableCell321">
            <text:p text:style-name="P322">5.0</text:p>
          </table:table-cell>
          <table:covered-table-cell>
            <text:p text:style-name="P323"/>
          </table:covered-table-cell>
          <table:table-cell table:style-name="TableCell324">
            <text:p text:style-name="P325">7</text:p>
          </table:table-cell>
          <table:table-cell table:style-name="TableCell326">
            <text:p text:style-name="P327">6.5</text:p>
          </table:table-cell>
        </table:table-row>
        <table:table-row table:style-name="TableRow328">
          <table:table-cell table:style-name="TableCell329">
            <text:p text:style-name="P330">7</text:p>
          </table:table-cell>
          <table:table-cell table:style-name="TableCell331">
            <text:p text:style-name="P332">6</text:p>
          </table:table-cell>
          <table:table-cell table:style-name="TableCell333">
            <text:p text:style-name="P334">7</text:p>
          </table:table-cell>
          <table:table-cell table:style-name="TableCell335">
            <text:p text:style-name="P336">6.5</text:p>
          </table:table-cell>
          <table:covered-table-cell>
            <text:p text:style-name="P337"/>
          </table:covered-table-cell>
          <table:table-cell table:style-name="TableCell338">
            <text:p text:style-name="P339">4</text:p>
          </table:table-cell>
          <table:table-cell table:style-name="TableCell340">
            <text:p text:style-name="P341">7.0</text:p>
          </table:table-cell>
        </table:table-row>
        <table:table-row table:style-name="TableRow342">
          <table:table-cell table:style-name="TableCell343">
            <text:p text:style-name="P344">8</text:p>
          </table:table-cell>
          <table:table-cell table:style-name="TableCell345">
            <text:p text:style-name="P346">12</text:p>
          </table:table-cell>
          <table:table-cell table:style-name="TableCell347">
            <text:p text:style-name="P348">6</text:p>
          </table:table-cell>
          <table:table-cell table:style-name="TableCell349">
            <text:p text:style-name="P350">9.0</text:p>
          </table:table-cell>
          <table:covered-table-cell>
            <text:p text:style-name="P351"/>
          </table:covered-table-cell>
          <table:table-cell table:style-name="TableCell352">
            <text:p text:style-name="P353">5</text:p>
          </table:table-cell>
          <table:table-cell table:style-name="TableCell354">
            <text:p text:style-name="P355">7.0</text:p>
          </table:table-cell>
        </table:table-row>
        <table:table-row table:style-name="TableRow356">
          <table:table-cell table:style-name="TableCell357">
            <text:p text:style-name="P358">9</text:p>
          </table:table-cell>
          <table:table-cell table:style-name="TableCell359">
            <text:p text:style-name="P360">9</text:p>
          </table:table-cell>
          <table:table-cell table:style-name="TableCell361">
            <text:p text:style-name="P362">2</text:p>
          </table:table-cell>
          <table:table-cell table:style-name="TableCell363">
            <text:p text:style-name="P364">5.5</text:p>
          </table:table-cell>
          <table:covered-table-cell>
            <text:p text:style-name="P365"/>
          </table:covered-table-cell>
          <table:table-cell table:style-name="TableCell366">
            <text:p text:style-name="P367">11</text:p>
          </table:table-cell>
          <table:table-cell table:style-name="TableCell368">
            <text:p text:style-name="P369">8.0</text:p>
          </table:table-cell>
        </table:table-row>
        <table:table-row table:style-name="TableRow370">
          <table:table-cell table:style-name="TableCell371">
            <text:p text:style-name="P372">10</text:p>
          </table:table-cell>
          <table:table-cell table:style-name="TableCell373">
            <text:p text:style-name="P374">7</text:p>
          </table:table-cell>
          <table:table-cell table:style-name="TableCell375">
            <text:p text:style-name="P376">4</text:p>
          </table:table-cell>
          <table:table-cell table:style-name="TableCell377">
            <text:p text:style-name="P378">5.5</text:p>
          </table:table-cell>
          <table:covered-table-cell>
            <text:p text:style-name="P379"/>
          </table:covered-table-cell>
          <table:table-cell table:style-name="TableCell380">
            <text:p text:style-name="P381">8</text:p>
          </table:table-cell>
          <table:table-cell table:style-name="TableCell382">
            <text:p text:style-name="P383">9.0</text:p>
          </table:table-cell>
        </table:table-row>
        <table:table-row table:style-name="TableRow384">
          <table:table-cell table:style-name="TableCell385">
            <text:p text:style-name="P386">11</text:p>
          </table:table-cell>
          <table:table-cell table:style-name="TableCell387">
            <text:p text:style-name="P388">8</text:p>
          </table:table-cell>
          <table:table-cell table:style-name="TableCell389">
            <text:p text:style-name="P390">8</text:p>
          </table:table-cell>
          <table:table-cell table:style-name="TableCell391">
            <text:p text:style-name="P392">8.0</text:p>
          </table:table-cell>
          <table:covered-table-cell>
            <text:p text:style-name="P393"/>
          </table:covered-table-cell>
          <table:table-cell table:style-name="TableCell394">
            <text:p text:style-name="P395">3</text:p>
          </table:table-cell>
          <table:table-cell table:style-name="TableCell396">
            <text:p text:style-name="P397">9.5</text:p>
          </table:table-cell>
        </table:table-row>
        <table:table-row table:style-name="TableRow398">
          <table:table-cell table:style-name="TableCell399">
            <text:p text:style-name="P400">12</text:p>
          </table:table-cell>
          <table:table-cell table:style-name="TableCell401">
            <text:p text:style-name="P402">11</text:p>
          </table:table-cell>
          <table:table-cell table:style-name="TableCell403">
            <text:p text:style-name="P404">12</text:p>
          </table:table-cell>
          <table:table-cell table:style-name="TableCell405">
            <text:p text:style-name="P406">11.5</text:p>
          </table:table-cell>
          <table:covered-table-cell>
            <text:p text:style-name="P407"/>
          </table:covered-table-cell>
          <table:table-cell table:style-name="TableCell408">
            <text:p text:style-name="P409">12</text:p>
          </table:table-cell>
          <table:table-cell table:style-name="TableCell410">
            <text:p text:style-name="P411">11.5</text:p>
          </table:table-cell>
        </table:table-row>
      </table:table>
      <text:p text:style-name="P412"/>
      <text:p text:style-name="P413"><text:span text:style-name="T414">Otrzymano wektor</text:span><text:span text:style-name="T415"><text:s/>N</text:span><text:span text:style-name="T416">3</text:span><text:span text:style-name="T417">:</text:span></text:p>
      <text:p text:style-name="P418"><text:span text:style-name="T419">N</text:span><text:span text:style-name="T420">3</text:span><text:span text:style-name="T421"><text:s/>= [1, 2, 6, 9, 10, 7, 4, 5, 11, 8, 3, 12]</text:span></text:p>
      <text:p text:style-name="P422"><text:span text:style-name="T423">Na podstawie wektora N</text:span><text:span text:style-name="T424">3</text:span><text:span text:style-name="T425"><text:s/>dokonano subiektywnego dostosowania wektora<text:s/></text:span><text:span text:style-name="T426">W</text:span><text:span text:style-name="T427">1</text:span><text:span text:style-name="T428"><text:s/>otrzymując wektor W</text:span><text:span text:style-name="T429">2</text:span><text:span text:style-name="T430">. Subiektywne dostosowanie polegało na ręcznym zaokrągleniu</text:span><text:span text:style-name="T431"><text:s/>oraz<text:s/></text:span><text:span text:style-name="T432">zaniżaniu lub zwiększaniu liczb. Wynikowy wektor W</text:span><text:span text:style-name="T433">2</text:span><text:span text:style-name="T434">:</text:span></text:p>
      <text:p text:style-name="P435"><text:span text:style-name="T436">W</text:span><text:span text:style-name="T437">2</text:span><text:span text:style-name="T438"><text:s/>= [1, 0.9, 0.6, 0.8, 0.7, 0.9, 0.8, 0.6, 0.9, 0.8, 0.7, 0.5]</text:span></text:p>
      <text:p text:style-name="P439"><text:span text:style-name="T440">Punktacja (</text:span><text:span text:style-name="T441">wagi: W</text:span><text:span text:style-name="T442">2</text:span><text:span text:style-name="T443">)</text:span><text:span text:style-name="T444">, przykładowe progi adopcyjne:</text:span></text:p>
      <text:list text:style-name="LFO3" text:continue-numbering="true">
        <text:list-item>
          <text:p text:style-name="P445"><text:span text:style-name="T446">Max: SUM(</text:span><text:span text:style-name="T447">W</text:span><text:span text:style-name="T448">3</text:span><text:span text:style-name="T449">) * 3 =</text:span><text:span text:style-name="T450"><text:s/>9.2 * 3 = 27.6</text:span></text:p>
        </text:list-item>
        <text:list-item>
          <text:p text:style-name="P451">Próg Min 1 (50%) = 27.6* 50% = 13.8</text:p>
        </text:list-item>
        <text:list-item>
          <text:p text:style-name="P452">Próg Min 2 (66%) = 27.6 * 66% = 18.4</text:p>
        </text:list-item>
        <text:list-item>
          <text:p text:style-name="P453">Próg Min 3 (75%) = 27.6 * 75% = 20.7</text:p>
        </text:list-item>
      </text:list>
      <text:p text:style-name="P454"/>
      <text:soft-page-break/>
      <text:p text:style-name="P455">Pozostałe wagi (bazując na kolejności pytań w N3 [od najważniejszego do najmniej ważnego]):</text:p>
      <text:p text:style-name="P456">Wagi z liniowym zmniejszaniem o 5 punktów (posortowane według N3):</text:p>
      <text:p text:style-name="P457"><text:span text:style-name="T458">W</text:span><text:span text:style-name="T459">3</text:span><text:span text:style-name="T460"><text:s/>=<text:s/></text:span><text:span text:style-name="T461">[1.0, 0.95, 0.75, 0.6, 0.55, 0.7, 0.85, 0.8, 0.5, 0.65, 0.9, 0.45]</text:span></text:p>
      <text:p text:style-name="P462">Wagi z liniowym zmniejszaniem o 8.33 punktu (posortowane według N3):</text:p>
      <text:p text:style-name="P463"><text:span text:style-name="T464">W</text:span><text:span text:style-name="T465">4</text:span><text:span text:style-name="T466"><text:s/>=<text:s/></text:span><text:span text:style-name="T467">[1.0, 0.9167, 0.5835, 0.3336, 0.2503, 0.5002, 0.7501, 0.6668, 0.167, 0.4169, 0.8334, 0.0837]</text:span></text:p>
      <text:p text:style-name="P468">Wagi z wykładniczym zmniejszaniem (posortowane według N3):</text:p>
      <text:p text:style-name="P469"><text:span text:style-name="T470">W</text:span><text:span text:style-name="T471">5</text:span><text:span text:style-name="T472"><text:s/>=<text:s/></text:span><text:span text:style-name="T473">[1.0, 0.9048, 0.6065, 0.4493, 0.4066, 0.5488, 0.7408, 0.6703, 0.3679, 0.4966, 0.8187, 0.3329]</text:span></text:p>
      <text:p text:style-name="P474">Wagi z logarytmicznym zmniejszaniem (posortowane według N3):</text:p>
      <text:p text:style-name="P475"><text:span text:style-name="T476">W</text:span><text:span text:style-name="T477">6</text:span><text:span text:style-name="T478"><text:s/>=<text:s/></text:span><text:span text:style-name="T479">[1.0, 0.8333, 0.5, 0.3846, 0.3571, 0.4545, 0.625, 0.5556, 0.3333, 0.4167, 0.7143, 0.3125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fo:font-weight="normal" style:font-weight-asian="normal" style:font-weight-complex="normal"/>
    </style:style>
    <style:style style:name="WW_CharLFO5LVL2" style:family="text">
      <style:text-properties style:font-name="Symbol" style:use-window-font-color="true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win Biegański</meta:initial-creator>
    <dc:creator>Kewin Biegański</dc:creator>
    <meta:creation-date>2025-02-07T15:35:00Z</meta:creation-date>
    <dc:date>2025-02-07T15:35:00Z</dc:date>
    <meta:print-date>2024-11-22T19:03:00Z</meta:print-date>
    <meta:template xlink:href="Normal.dotm" xlink:type="simple"/>
    <meta:editing-cycles>2</meta:editing-cycles>
    <meta:editing-duration>PT60S</meta:editing-duration>
    <meta:document-statistic meta:page-count="8" meta:paragraph-count="18" meta:word-count="1341" meta:character-count="9375" meta:row-count="67" meta:non-whitespace-character-count="8052"/>
  </office:meta>
</office:document-meta>
</file>